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HS-01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milieu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3">
          <table:table-cell table:style-name="ce2" office:value-type="string" calcext:value-type="string">
            <text:p>THS-02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haut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P-00</text:p>
          </table:table-cell>
          <table:table-cell table:style-name="ce2" office:value-type="string" calcext:value-type="string">
            <text:p>Capteur transmetteur de pluviométrie</text:p>
          </table:table-cell>
          <table:table-cell table:style-name="ce2" office:value-type="string" calcext:value-type="string">
            <text:p>MS-WH-SP-RG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pluviométrie au niveau du mur végétalisé.</text:p>
          </table:table-cell>
          <table:table-cell table:style-name="ce2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6" office:value-type="string" calcext:value-type="string">
            <text:p><text:a xlink:href="https://fr.aliexpress.com/item/1000001838878.html" xlink:type="simple">Lien</text:a>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T-00</text:p>
          </table:table-cell>
          <table:table-cell table:style-name="ce2" office:value-type="string" calcext:value-type="string">
            <text:p>Capteur transmetteur de niveau d’eau</text:p>
          </table:table-cell>
          <table:table-cell table:style-name="ce2" office:value-type="string" calcext:value-type="string">
            <text:p>AJ-SR04M</text:p>
          </table:table-cell>
          <table:table-cell table:style-name="ce2" office:value-type="string" calcext:value-type="string">
            <text:p>-10 ~ 70°</text:p>
          </table:table-cell>
          <table:table-cell table:style-name="ce2" office:value-type="string" calcext:value-type="string">
            <text:p>5mA(repos)-30m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eau de la cuve par ultrason et envoie l’information sur le serveur.</text:p>
          </table:table-cell>
          <table:table-cell table:style-name="ce2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6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1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plui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2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a pomp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1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entré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2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sorti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-00</text:p>
          </table:table-cell>
          <table:table-cell table:style-name="ce2" office:value-type="string" calcext:value-type="string">
            <text:p>Indicateur de pression</text:p>
          </table:table-cell>
          <table:table-cell table:style-name="ce2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Indique le niveau de pression à l’entré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Grundfos MQ 3-45</text:p>
          </table:table-cell>
          <table:table-cell table:style-name="ce2" office:value-type="string" calcext:value-type="string">
            <text:p>0 ~ 45°</text:p>
          </table:table-cell>
          <table:table-cell table:style-name="ce2" office:value-type="string" calcext:value-type="string">
            <text:p>4,5A</text:p>
          </table:table-cell>
          <table:table-cell table:style-name="ce2" office:value-type="string" calcext:value-type="string">
            <text:p>220-24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Pompe l’eau de la cuve pour arroser le mur végétalisé.</text:p>
          </table:table-cell>
          <table:table-cell table:style-name="ce2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6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0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1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FT-00</text:p>
          </table:table-cell>
          <table:table-cell table:style-name="ce2" office:value-type="string" calcext:value-type="string">
            <text:p>Capteur transmetteur de débit</text:p>
          </table:table-cell>
          <table:table-cell table:style-name="ce2" office:value-type="string" calcext:value-type="string">
            <text:p>ZEAST-capteur de débit G3/4, interrupteur pour débitmètre, coque en cuivr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dique le débit à la sorti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1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9" table:formula="of:=([.K2]*[.Q26])+[.K5]+[.K6]+([.K7]*2)+[.K9]+([.K10]*[.R26])+([.K13]*[.S26])+([.K16]*[.T26])+([.K21]*[.O26])+[.K20]+([.K22]*[.P26])+[.K17]+[.K19]+[.K20]" office:value-type="currency" office:currency="EUR" office:value="597" calcext:value-type="currency">
            <text:p>597,00 €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2:26:32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2:59:11.044000000</dc:date>
    <meta:editing-duration>PT1H34M3S</meta:editing-duration>
    <meta:editing-cycles>15</meta:editing-cycles>
    <meta:document-statistic meta:table-count="1" meta:cell-count="248" meta:object-count="0"/>
  </office:meta>
</office:document-meta>
</file>